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20000000CCF41AC5B79CBB20DE.png" manifest:media-type="image/png"/>
  <manifest:file-entry manifest:full-path="Pictures/100010580000879200001508D21A14F0A9096EB5.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10.129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r6" style:family="presentation" style:parent-style-name="Default-subtitle">
      <style:graphic-properties draw:fill-color="#ffffff" fo:min-height="12.19cm"/>
    </style:style>
    <style:style style:name="pr7" style:family="presentation" style:parent-style-name="Default-notes">
      <style:graphic-properties draw:fill-color="#ffffff" draw:auto-grow-height="true" fo:min-height="13.364cm"/>
    </style:style>
    <style:style style:name="P1" style:family="paragraph">
      <loext:graphic-properties draw:fill-color="#ffffff"/>
    </style:style>
    <style:style style:name="P2" style:family="paragraph">
      <style:paragraph-properties fo:text-align="justify"/>
    </style:style>
    <style:style style:name="P3" style:family="paragraph">
      <loext:graphic-properties draw:fill-color="#ffffff"/>
      <style:text-properties fo:font-size="48pt" style:font-size-asian="48pt" style:font-size-complex="48pt"/>
    </style:style>
    <style:style style:name="T1"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Brute force Attack x3</text:p>
          </draw:text-box>
        </draw:frame>
        <draw:frame presentation:style-name="pr2" draw:text-style-name="P1" draw:layer="layout" svg:width="25.2cm" svg:height="10.129cm" svg:x="1.27cm" svg:y="4.349cm" presentation:class="subtitle" presentation:user-transformed="true">
          <draw:text-box>
            <text:p>Presented by Group-IX</text:p>
            <text:p/>
            <text:p>Guided by Dr Zar Chi Su Su Hlaing</text:p>
            <text:p/>
            <text:p>Mg Ko Ko Naing <text:s text:c="11"/>5CS-39</text:p>
            <text:p>Mg Kaung Khant Winn <text:s/>5CS-40</text:p>
            <text:p>Mg Pyae Phyo Hein <text:s text:c="5"/>5CS-47</text:p>
            <text:p>Mg Hein Htet Aung <text:s text:c="7"/>5CS-57</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Project Description</text:p>
          </draw:text-box>
        </draw:frame>
        <draw:frame presentation:style-name="pr4" draw:text-style-name="P2" draw:layer="layout" svg:width="25.2cm" svg:height="9.134cm" svg:x="1.4cm" svg:y="3.8cm" presentation:class="outline">
          <draw:text-box>
            <text:list text:style-name="L2">
              <text:list-header>
                <text:p text:style-name="P2"><text:s text:c="5"/></text:p>
                <text:p text:style-name="P2"><text:s text:c="6"/>Our project is about Brute force attack using dictionary. In our project, we will show about </text:p>
              </text:list-header>
              <text:list-item>
                <text:p text:style-name="P2">zip password brute force attack, </text:p>
              </text:list-item>
              <text:list-item>
                <text:p text:style-name="P2">web admin login username and password brute force attack and </text:p>
              </text:list-item>
              <text:list-item>
                <text:p text:style-name="P2">facebook weak password brute force attack.</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Objectives and Motivation</text:p>
          </draw:text-box>
        </draw:frame>
        <draw:frame presentation:style-name="pr4" draw:layer="layout" svg:width="25.2cm" svg:height="9.134cm" svg:x="1.4cm" svg:y="3.8cm" presentation:class="outline">
          <draw:text-box>
            <text:list text:style-name="L2">
              <text:list-header>
                <text:p/>
              </text:list-header>
              <text:list-item>
                <text:p>To know about InfoSec</text:p>
              </text:list-item>
              <text:list-item>
                <text:p>Weak password alert</text:p>
                <text:p/>
              </text:list-item>
            </text:list>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Project concerned contents</text:p>
          </draw:text-box>
        </draw:frame>
        <draw:frame presentation:style-name="pr4" draw:layer="layout" svg:width="25.2cm" svg:height="9.134cm" svg:x="1.4cm" svg:y="3.8cm" presentation:class="outline" presentation:user-transformed="true">
          <draw:text-box>
            <text:list text:style-name="L2">
              <text:list-item>
                <text:p>What is brute force attack?</text:p>
              </text:list-item>
              <text:list-item>
                <text:p>How Zip Password can be crack?</text:p>
              </text:list-item>
              <text:list-item>
                <text:p>Why brute forcing target websites’ credential?</text:p>
              </text:list-item>
              <text:list-item>
                <text:p>Spending life on social medias.</text:p>
              </text:list-item>
            </text:list>
          </draw:text-box>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Default" presentation:presentation-page-layout-name="AL3T32">
        <office:forms form:automatic-focus="false" form:apply-design-mode="false"/>
        <draw:frame presentation:style-name="pr6" draw:text-style-name="P3" draw:layer="layout" svg:width="25.199cm" svg:height="12.19cm" svg:x="1.778cm" svg:y="1.526cm" presentation:class="subtitle" presentation:user-transformed="true">
          <draw:text-box>
            <text:p><text:span text:style-name="T1">Practical Demonstration</text:span></text:p>
          </draw:text-box>
        </draw:frame>
        <presentation:notes draw:style-name="dp2">
          <draw:page-thumbnail draw:style-name="gr1" draw:layer="layout" svg:width="19.798cm" svg:height="11.136cm" svg:x="0.6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ounter Measures</text:p>
          </draw:text-box>
        </draw:frame>
        <draw:frame presentation:style-name="pr4" draw:layer="layout" svg:width="25.2cm" svg:height="9.134cm" svg:x="1.4cm" svg:y="3.8cm" presentation:class="outline" presentation:user-transformed="true">
          <draw:text-box>
            <text:list text:style-name="L2">
              <text:list-header>
                <text:p/>
                <text:p>1.Using strong password can be prevent from brute force attack.</text:p>
              </text:list-header>
              <text:list-item>
                <text:p>Use at least nine characters</text:p>
              </text:list-item>
              <text:list-item>
                <text:p>Must include at least one lower case and upper case letter,one number and one special character.</text:p>
              </text:list-item>
              <text:list-item>
                <text:p>Prevent from using password as your name, birthday, phone numbers, common passwords (eg- password, qwerty, 12345678, … ) and dictionary letters </text:p>
                <text:p/>
              </text:list-item>
            </text:list>
          </draw:text-box>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ounter Measures</text:p>
          </draw:text-box>
        </draw:frame>
        <draw:frame presentation:style-name="pr4" draw:layer="layout" svg:width="25.2cm" svg:height="9.134cm" svg:x="1.4cm" svg:y="3.8cm" presentation:class="outline" presentation:user-transformed="true">
          <draw:text-box>
            <text:list text:style-name="L2">
              <text:list-header>
                <text:p/>
                <text:p>2.Web administrators can take countermeasures against online attacks, </text:p>
              </text:list-header>
              <text:list-item>
                <text:p><text:s/>limiting the number of attempts that a password can be tried,</text:p>
              </text:list-item>
              <text:list-item>
                <text:p><text:s/>by introducing time delays between successive attempts,</text:p>
              </text:list-item>
              <text:list-item>
                <text:p><text:s/>increasing the answer's complexity (e.g. requiring a CAPTCHA answer or verification code sent via cellphone)</text:p>
              </text:list-item>
              <text:list-item>
                <text:p>, and/or locking accounts out after unsuccessful logon attempts.</text:p>
              </text:list-item>
              <text:list-item>
                <text:p>Website administrators may prevent a particular IP address from trying more than a predetermined number of password attempts against any account on the site.</text:p>
              </text:list-item>
            </text:list>
          </draw:text-box>
        </draw:frame>
        <presentation:notes draw:style-name="dp2">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onclusion</text:p>
          </draw:text-box>
        </draw:frame>
        <draw:frame presentation:style-name="pr4" draw:layer="layout" svg:width="25.2cm" svg:height="9.134cm" svg:x="1.4cm" svg:y="3.8cm" presentation:class="outline" presentation:user-transformed="true">
          <draw:text-box>
            <text:p><text:s/><text:tab/><text:tab/></text:p>
            <text:p text:style-name="P2"><text:s/><text:tab/><text:tab/><text:tab/>Our project Brute Force Attack x3 is a demo of dictionary and weak password attack. Today, InfoSec plays in vital role and more complex multiple time than our demonstration. We shouldn’t neglect InfoSec and don’t use easy password for various role. Attackers will not be our friends.</text:p>
          </draw:text-box>
        </draw:frame>
        <presentation:notes draw:style-name="dp2">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3"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3"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Noto Sans Devanagari" style:font-family-complex="'Noto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fo:min-height="8.884cm"/>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086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none" draw:fill-color="#ffffff"/>
    </style:style>
    <style:style style:name="MP9" style:family="paragraph">
      <style:text-properties fo:font-size="14pt" style:font-size-asian="14pt" style:font-size-complex="14pt"/>
    </style:style>
    <style:style style:name="MP10" style:family="paragraph">
      <loext:graphic-properties draw:fill="none" draw:fill-color="#ffffff"/>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F41AC5B79CBB20DE.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8</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draw:style-name="Mgr4" draw:text-style-name="MP8" draw:layer="backgroundobjects" svg:width="25.199cm" svg:height="9.134cm" svg:x="1.4cm" svg:y="3.685cm">
        <draw:text-box>
          <text:p/>
        </draw:text-box>
      </draw:frame>
      <draw:frame presentation:style-name="Mpr4" draw:text-style-name="MP10" draw:layer="backgroundobjects" svg:width="6.523cm" svg:height="1.085cm" svg:x="1.4cm" svg:y="14.348cm" presentation:class="date-time">
        <draw:text-box>
          <text:p text:style-name="MP9"><text:span text:style-name="MT2"><presentation:date-time/></text:span></text:p>
        </draw:text-box>
      </draw:frame>
      <draw:frame presentation:style-name="Mpr4" draw:text-style-name="MP12" draw:layer="backgroundobjects" svg:width="8.875cm" svg:height="1.085cm" svg:x="9.576cm" svg:y="14.348cm" presentation:class="footer">
        <draw:text-box>
          <text:p text:style-name="MP11"><text:span text:style-name="MT2"><presentation:footer/></text:span></text:p>
        </draw:text-box>
      </draw:frame>
      <draw:frame presentation:style-name="Mpr4" draw:text-style-name="MP14" draw:layer="backgroundobjects" svg:width="6.523cm" svg:height="1.085cm" svg:x="20.076cm" svg:y="14.348cm" presentation:class="page-number">
        <draw:text-box>
          <text:p text:style-name="MP13"><text:span text:style-name="MT2"><text:page-number>8</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0" draw:layer="backgroundobjects" svg:width="9.113cm" svg:height="1.484cm" svg:x="0cm" svg:y="0cm" presentation:class="header">
          <draw:text-box>
            <text:p text:style-name="MP9"><text:span text:style-name="MT2"><presentation:header/></text:span></text:p>
          </draw:text-box>
        </draw:frame>
        <draw:frame presentation:style-name="Mpr5" draw:text-style-name="MP14" draw:layer="backgroundobjects" svg:width="9.113cm" svg:height="1.484cm" svg:x="11.886cm" svg:y="0cm" presentation:class="date-time">
          <draw:text-box>
            <text:p text:style-name="MP13"><text:span text:style-name="MT2"><presentation:date-time/></text:span></text:p>
          </draw:text-box>
        </draw:frame>
        <draw:frame presentation:style-name="Mpr6" draw:text-style-name="MP10" draw:layer="backgroundobjects" svg:width="9.113cm" svg:height="1.484cm" svg:x="0cm" svg:y="28.215cm" presentation:class="footer">
          <draw:text-box>
            <text:p text:style-name="MP9"><text:span text:style-name="MT2"><presentation:footer/></text:span></text:p>
          </draw:text-box>
        </draw:frame>
        <draw:frame presentation:style-name="Mpr6" draw:text-style-name="MP14" draw:layer="backgroundobjects" svg:width="9.113cm" svg:height="1.484cm" svg:x="11.886cm" svg:y="28.215cm" presentation:class="page-number">
          <draw:text-box>
            <text:p text:style-name="MP13"><text:span text:style-name="MT2"><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5T20:50:03.573829427</meta:creation-date>
    <meta:editing-duration>PT59M13S</meta:editing-duration>
    <meta:editing-cycles>8</meta:editing-cycles>
    <meta:generator>LibreOffice/6.1.5.2$Linux_X86_64 LibreOffice_project/10$Build-2</meta:generator>
    <dc:title>Bright Blue</dc:title>
    <dc:date>2019-03-04T12:27:12.435969101</dc:date>
    <meta:document-statistic meta:object-count="65"/>
  </office:meta>
</office:document-meta>
</file>